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8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AHIL TUTION CLASSE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1<text:span text:style-name="T1">st</text:span> July 2023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1<text:span text:style-name="T1">st</text:span> August 2023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1<text:span text:style-name="T1">st</text:span> September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1:42:32.449404448</meta:creation-date>
    <dc:date>2023-09-06T11:40:58.799086517</dc:date>
    <meta:editing-duration>PT4M28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